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5.001cm"/>
    </style:style>
    <style:style style:name="Tabelle1.B" style:family="table-column">
      <style:table-column-properties style:column-width="12.012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0f84e1"/>
    </style:style>
    <style:style style:name="P2" style:family="paragraph" style:parent-style-name="Heading_20_1">
      <style:text-properties officeooo:rsid="000d8c74" officeooo:paragraph-rsid="000d8c74"/>
    </style:style>
    <style:style style:name="P3" style:family="paragraph" style:parent-style-name="Heading_20_1" style:list-style-name="">
      <style:text-properties officeooo:rsid="000d8c74" officeooo:paragraph-rsid="000d8c74"/>
    </style:style>
    <style:style style:name="P4" style:family="paragraph" style:parent-style-name="Heading_20_1">
      <style:paragraph-properties fo:break-before="page"/>
      <style:text-properties officeooo:rsid="000d8c74" officeooo:paragraph-rsid="000d8c74"/>
    </style:style>
    <style:style style:name="P5" style:family="paragraph" style:parent-style-name="Heading_20_2">
      <style:text-properties officeooo:rsid="000d8c74" officeooo:paragraph-rsid="000d8c74"/>
    </style:style>
    <style:style style:name="P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font-name="Calibri" fo:font-size="11pt" fo:language="de" fo:country="none" style:font-size-asian="11pt"/>
    </style:style>
    <style:style style:name="T2" style:family="text">
      <style:text-properties style:font-name="Calibri" fo:font-size="11pt" fo:language="de" fo:country="none" officeooo:rsid="000a12f6" style:font-size-asian="11pt"/>
    </style:style>
    <style:style style:name="T3" style:family="text">
      <style:text-properties style:font-name="Calibri" fo:font-size="11pt" fo:language="de" fo:country="none" officeooo:rsid="000f84e1" style:font-size-asian="11pt"/>
    </style:style>
    <style:style style:name="T4" style:family="text">
      <style:text-properties style:font-name="Calibri" fo:font-size="11pt" fo:language="de" fo:country="none" officeooo:rsid="0010e28c" style:font-size-asian="11pt"/>
    </style:style>
    <style:style style:name="T5" style:family="text">
      <style:text-properties style:font-name="Calibri" fo:font-size="11pt" fo:language="de" fo:country="none" officeooo:rsid="0011c0b4" style:font-size-asian="11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7"><text:a xlink:type="simple" xlink:href="#__RefHeading___Toc177_139036002" text:style-name="Index_20_Link" text:visited-style-name="Index_20_Link">Zweck des Programms<text:tab/>2</text:a></text:p>
          <text:p text:style-name="P7"><text:a xlink:type="simple" xlink:href="#__RefHeading___Toc179_139036002" text:style-name="Index_20_Link" text:visited-style-name="Index_20_Link">Programmstart<text:tab/>2</text:a></text:p>
          <text:p text:style-name="P6"><text:a xlink:type="simple" xlink:href="#__RefHeading___Toc181_139036002" text:style-name="Index_20_Link" text:visited-style-name="Index_20_Link">Parameter<text:tab/>2</text:a></text:p>
        </text:index-body>
      </text:table-of-content>
      <text:h text:style-name="P3" text:outline-level="1"/>
      <text:h text:style-name="P4" text:outline-level="1"><text:bookmark-start text:name="__RefHeading___Toc177_139036002"/>Zweck des Programms<text:bookmark-end text:name="__RefHeading___Toc177_139036002"/></text:h>
      <text:p text:style-name="P1"><text:span text:style-name="T1">Mithilfe dieses Programms </text:span><text:span text:style-name="T4">können</text:span><text:span text:style-name="T1"> Lottozahlen </text:span><text:span text:style-name="T3">zu verschiedenen Lotto-Spielarten, wie zum Beispiel Lotto (6 aus 49), sowie Eurojackpot (5 aus 50 plus 2 aus 10),</text:span><text:span text:style-name="T1"> generier</text:span><text:span text:style-name="T4">t werden</text:span><text:span text:style-name="T1">. Durch Eingabe seiner beliebig vielen persönlichen Unglückszahlen ist es möglich diese in der Generierung auszuschließen. </text:span><text:span text:style-name="T2">Die eingegeben Unglückszahlen werden nach der Eingabe gespeichert, sodass diese auch nach beenden des Programms automatisch gesetzt sind.</text:span></text:p>
      <text:h text:style-name="P2" text:outline-level="1"><text:bookmark-start text:name="__RefHeading___Toc179_139036002"/>Programmstart<text:bookmark-end text:name="__RefHeading___Toc179_139036002"/></text:h>
      <text:p text:style-name="Text_20_body"><text:span text:style-name="T1">Um das Programm zu starten müssen wir mit der Eingabeaufforderung in das Verzeichnis </text:span><text:span text:style-name="T2">„</text:span><text:span text:style-name="T1">bin“ vom Programm </text:span><text:span text:style-name="T5">wechseln</text:span><text:span text:style-name="T1">. Der Befehl zum Aufruf setzt sich wie folg</text:span><text:span text:style-name="T2">t</text:span><text:span text:style-name="T1"> zusammen:</text:span></text:p>
      <text:p text:style-name="Text_20_body">java TippreihenOhneUnglueck [parameter]</text:p>
      <text:p text:style-name="Text_20_body">java TippreihenOhneUnglueck: startet das Programm zur Generierung</text:p>
      <text:h text:style-name="P5" text:outline-level="2"><text:bookmark-start text:name="__RefHeading___Toc181_139036002"/>Parameter<text:bookmark-end text:name="__RefHeading___Toc181_139036002"/></text:h>
      <text:p text:style-name="Text_20_body">Die Parameter sehen wie folgt aus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ext_20_body">Hilfe</text:p>
          </table:table-cell>
          <table:table-cell table:style-name="Tabelle1.B1" office:value-type="string">
            <text:p text:style-name="Text_20_body">Ruft die Hilfe auf</text:p>
          </table:table-cell>
        </table:table-row>
        <table:table-row>
          <table:table-cell table:style-name="Tabelle1.A2" office:value-type="string">
            <text:p text:style-name="Text_20_body">Eurojackpot</text:p>
          </table:table-cell>
          <table:table-cell table:style-name="Tabelle1.B2" office:value-type="string">
            <text:p text:style-name="Text_20_body">Startet die Generierung der Zahlen für den <text:span text:style-name="T1">Eurojackpot (5 aus 50 plus 2 aus 10) </text:span></text:p>
          </table:table-cell>
        </table:table-row>
        <table:table-row>
          <table:table-cell table:style-name="Tabelle1.A2" office:value-type="string">
            <text:p text:style-name="Text_20_body">Lotto</text:p>
          </table:table-cell>
          <table:table-cell table:style-name="Tabelle1.B2" office:value-type="string">
            <text:p text:style-name="Text_20_body">Startet die Generierung der Zahlen für Lotto<text:span text:style-name="T1">(6 aus 49) </text:span></text:p>
          </table:table-cell>
        </table:table-row>
        <table:table-row>
          <table:table-cell table:style-name="Tabelle1.A2" office:value-type="string">
            <text:p text:style-name="Text_20_body">Unglueckszahlen Ausgabe</text:p>
          </table:table-cell>
          <table:table-cell table:style-name="Tabelle1.B2" office:value-type="string">
            <text:p text:style-name="Text_20_body">Gibt die eingegebenen Unglückszahlen aus</text:p>
          </table:table-cell>
        </table:table-row>
        <table:table-row>
          <table:table-cell table:style-name="Tabelle1.A2" office:value-type="string">
            <text:p text:style-name="Text_20_body">Unglueckszahlen Eingabe</text:p>
          </table:table-cell>
          <table:table-cell table:style-name="Tabelle1.B2" office:value-type="string">
            <text:p text:style-name="Text_20_body">Startet die Eingabe der Unglückszahlen</text:p>
          </table:table-cell>
        </table:table-row>
      </table:table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15:15:41.666000000</meta:creation-date>
    <dc:date>2018-10-14T19:16:51.561000000</dc:date>
    <meta:editing-duration>PT9M</meta:editing-duration>
    <meta:editing-cycles>7</meta:editing-cycles>
    <meta:generator>LibreOffice/5.4.6.2$Windows_X86_64 LibreOffice_project/4014ce260a04f1026ba855d3b8d91541c224eab8</meta:generator>
    <meta:document-statistic meta:table-count="1" meta:image-count="0" meta:object-count="0" meta:page-count="2" meta:paragraph-count="22" meta:word-count="160" meta:character-count="1143" meta:non-whitespace-character-count="1003"/>
  </office:meta>
</office:document-meta>
</file>